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91.49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/>
    <style:style style:name="ACOL-15" style:family="table-column">
      <style:table-column-properties style:column-width="314.25pt" style:use-optimal-column-width="true"/>
    </style:style>
    <style:style style:name="ACOL-16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/>
        <table:table-column table:default-cell-style-name="ACE-0" table:style-name="ACOL-9"/>
        <table:table-column table:default-cell-style-name="ACE-0" table:style-name="ACOL-6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602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7.9100000000000001">
            <text:p>7.910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brackish lagoonal sediments with Phragmites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5.629999999999999">
            <text:p>−25.63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VinkEtal2007,Behre2003,Behre2007,LudwigEtal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601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7.9100000000000001">
            <text:p>7.910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rackish lagoonal sediments with Phragmites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VinkEtal2007,Behre2003,Behre2007,LudwigEtal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600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7.9100000000000001">
            <text:p>7.910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rackish lagoonal sediments with Phragmites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559999999999999">
            <text:p>−24.56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VinkEtal2007,Behre2003,Behre2007,LudwigEtal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1607</text:p>
          </table:table-cell>
          <table:table-cell table:style-name="ACE-1" office:value-type="float" office:value="53.670000000000002">
            <text:p>53.670</text:p>
          </table:table-cell>
          <table:table-cell table:style-name="ACE-1" office:value-type="float" office:value="8.0500000000000007">
            <text:p>8.050</text:p>
          </table:table-cell>
          <table:table-cell table:style-name="ACE-0" office:value-type="float" office:value="6975">
            <text:p>69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120000000000001">
            <text:p>−16.1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195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5299999999999994">
            <text:p>8.530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779999999999999">
            <text:p>−12.7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8100000000000001">
            <text:p>1.81</text:p>
          </table:table-cell>
          <table:table-cell table:style-name="ACE-0" office:value-type="string">
            <text:p>VinkEtal2007,Behre2003,Behre2007,Preuss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28</text:p>
          </table:table-cell>
          <table:table-cell table:style-name="ACE-1" office:value-type="float" office:value="53.560000000000002">
            <text:p>53.560</text:p>
          </table:table-cell>
          <table:table-cell table:style-name="ACE-1" office:value-type="float" office:value="8.0500000000000007">
            <text:p>8.050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17">
            <text:p>−14.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133</text:p>
          </table:table-cell>
          <table:table-cell table:style-name="ACE-1" office:value-type="float" office:value="53.670000000000002">
            <text:p>53.670</text:p>
          </table:table-cell>
          <table:table-cell table:style-name="ACE-1" office:value-type="float" office:value="8.5399999999999991">
            <text:p>8.540</text:p>
          </table:table-cell>
          <table:table-cell table:style-name="ACE-0" office:value-type="float" office:value="6855">
            <text:p>68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1">
            <text:p>−13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Preuss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44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5685">
            <text:p>5685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basal 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8100000000000001">
            <text:p>1.81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36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6105">
            <text:p>61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sal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300000000000004">
            <text:p>−6.7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8100000000000001">
            <text:p>1.81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35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5765">
            <text:p>576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3499999999999996">
            <text:p>−8.3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9944</text:p>
          </table:table-cell>
          <table:table-cell table:style-name="ACE-1" office:value-type="float" office:value="53.619999999999997">
            <text:p>53.62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5575">
            <text:p>557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199999999999998">
            <text:p>−7.7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43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499999999999996">
            <text:p>−8.8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Vink-01</text:p>
          </table:table-cell>
          <table:table-cell table:style-name="ACE-1" office:value-type="float" office:value="53.530000000000001">
            <text:p>53.530</text:p>
          </table:table-cell>
          <table:table-cell table:style-name="ACE-1" office:value-type="float" office:value="8.0899999999999999">
            <text:p>8.090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ehreEtal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9940</text:p>
          </table:table-cell>
          <table:table-cell table:style-name="ACE-1" office:value-type="float" office:value="53.590000000000003">
            <text:p>53.590</text:p>
          </table:table-cell>
          <table:table-cell table:style-name="ACE-1" office:value-type="float" office:value="7.9900000000000002">
            <text:p>7.990</text:p>
          </table:table-cell>
          <table:table-cell table:style-name="ACE-0" office:value-type="float" office:value="4655">
            <text:p>465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800000000000004">
            <text:p>−8.9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434</text:p>
          </table:table-cell>
          <table:table-cell table:style-name="ACE-1" office:value-type="float" office:value="53.789999999999999">
            <text:p>53.790</text:p>
          </table:table-cell>
          <table:table-cell table:style-name="ACE-1" office:value-type="float" office:value="8.5500000000000007">
            <text:p>8.550</text:p>
          </table:table-cell>
          <table:table-cell table:style-name="ACE-0" office:value-type="float" office:value="4715">
            <text:p>471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wimming peat on lagunal sedime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700000000000003">
            <text:p>−7.5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Preuss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9946</text:p>
          </table:table-cell>
          <table:table-cell table:style-name="ACE-1" office:value-type="float" office:value="53.590000000000003">
            <text:p>53.590</text:p>
          </table:table-cell>
          <table:table-cell table:style-name="ACE-1" office:value-type="float" office:value="8.0500000000000007">
            <text:p>8.050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4">
            <text:p>−7.5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34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wimming 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4500000000000002">
            <text:p>−6.4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33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wimming 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300000000000004">
            <text:p>−6.2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9943</text:p>
          </table:table-cell>
          <table:table-cell table:style-name="ACE-1" office:value-type="float" office:value="53.619999999999997">
            <text:p>53.62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4175">
            <text:p>41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wimming 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019</text:p>
          </table:table-cell>
          <table:table-cell table:style-name="ACE-1" office:value-type="float" office:value="53.460000000000001">
            <text:p>53.460</text:p>
          </table:table-cell>
          <table:table-cell table:style-name="ACE-1" office:value-type="float" office:value="8.3000000000000007">
            <text:p>8.300</text:p>
          </table:table-cell>
          <table:table-cell table:style-name="ACE-0" office:value-type="float" office:value="4160">
            <text:p>4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fen peat on brackish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37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4035">
            <text:p>403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upper fen peat on clayey san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199999999999996">
            <text:p>−4.0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41</text:p>
          </table:table-cell>
          <table:table-cell table:style-name="ACE-1" office:value-type="float" office:value="53.530000000000001">
            <text:p>53.530</text:p>
          </table:table-cell>
          <table:table-cell table:style-name="ACE-1" office:value-type="float" office:value="8.0700000000000003">
            <text:p>8.070</text:p>
          </table:table-cell>
          <table:table-cell table:style-name="ACE-0" office:value-type="float" office:value="3775">
            <text:p>377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pper peat on brackish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200000000000002">
            <text:p>−2.7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932</text:p>
          </table:table-cell>
          <table:table-cell table:style-name="ACE-1" office:value-type="float" office:value="53.509999999999998">
            <text:p>53.5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pper peat on brackish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200000000000001">
            <text:p>−4.1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0674</text:p>
          </table:table-cell>
          <table:table-cell table:style-name="ACE-1" office:value-type="float" office:value="53.609999999999999">
            <text:p>53.610</text:p>
          </table:table-cell>
          <table:table-cell table:style-name="ACE-1" office:value-type="float" office:value="8.0199999999999996">
            <text:p>8.02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upper peat on clayey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6904</text:p>
          </table:table-cell>
          <table:table-cell table:style-name="ACE-1" office:value-type="float" office:value="53.530000000000001">
            <text:p>53.530</text:p>
          </table:table-cell>
          <table:table-cell table:style-name="ACE-1" office:value-type="float" office:value="8.0899999999999999">
            <text:p>8.090</text:p>
          </table:table-cell>
          <table:table-cell table:style-name="ACE-0" office:value-type="float" office:value="3255">
            <text:p>325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pper peat on brackish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4">
            <text:p>−2.5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ehreEtal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9939</text:p>
          </table:table-cell>
          <table:table-cell table:style-name="ACE-1" office:value-type="float" office:value="53.590000000000003">
            <text:p>53.590</text:p>
          </table:table-cell>
          <table:table-cell table:style-name="ACE-1" office:value-type="float" office:value="7.9900000000000002">
            <text:p>7.990</text:p>
          </table:table-cell>
          <table:table-cell table:style-name="ACE-0" office:value-type="float" office:value="3250">
            <text:p>3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en peat on brackish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8">
            <text:p>−1.9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Vink-02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3250">
            <text:p>3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pper pea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500000000000002">
            <text:p>−2.4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KorberGrohne196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4159-09</text:p>
          </table:table-cell>
          <table:table-cell table:style-name="ACE-1" office:value-type="float" office:value="53.460000000000001">
            <text:p>53.460</text:p>
          </table:table-cell>
          <table:table-cell table:style-name="ACE-1" office:value-type="float" office:value="8.3000000000000007">
            <text:p>8.300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upper peat on brackish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2">
            <text:p>−2.0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ehreKucan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_14C</text:p>
          </table:table-cell>
          <table:table-cell table:style-name="ACE-0" office:value-type="string">
            <text:p>Vink-03</text:p>
          </table:table-cell>
          <table:table-cell table:style-name="ACE-1" office:value-type="float" office:value="53.399999999999999">
            <text:p>53.400</text:p>
          </table:table-cell>
          <table:table-cell table:style-name="ACE-1" office:value-type="float" office:value="8.4399999999999995">
            <text:p>8.440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wer settlement layer on shore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ahl2002a,Strahl2002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09</text:p>
          </table:table-cell>
          <table:table-cell table:style-name="ACE-1" office:value-type="float" office:value="53.649999999999999">
            <text:p>53.650</text:p>
          </table:table-cell>
          <table:table-cell table:style-name="ACE-1" office:value-type="float" office:value="8.5299999999999994">
            <text:p>8.530</text:p>
          </table:table-cell>
          <table:table-cell table:style-name="ACE-0" office:value-type="float" office:value="1975">
            <text:p>19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499999999999998">
            <text:p>−2.5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0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2000">
            <text:p>20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settlement plain 1 a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3</text:p>
          </table:table-cell>
          <table:table-cell table:style-name="ACE-1" office:value-type="float" office:value="53.579999999999998">
            <text:p>53.580</text:p>
          </table:table-cell>
          <table:table-cell table:style-name="ACE-1" office:value-type="float" office:value="7.8600000000000003">
            <text:p>7.86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500000000000002">
            <text:p>−2.4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4</text:p>
          </table:table-cell>
          <table:table-cell table:style-name="ACE-1" office:value-type="float" office:value="53.560000000000002">
            <text:p>53.560</text:p>
          </table:table-cell>
          <table:table-cell table:style-name="ACE-1" office:value-type="float" office:value="8.2799999999999994">
            <text:p>8.28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7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915">
            <text:p>1915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Base of settlement layer 1 c (plain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0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915">
            <text:p>1915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footbridg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1</text:p>
          </table:table-cell>
          <table:table-cell table:style-name="ACE-1" office:value-type="float" office:value="53.539999999999999">
            <text:p>53.540</text:p>
          </table:table-cell>
          <table:table-cell table:style-name="ACE-1" office:value-type="float" office:value="8.5299999999999994">
            <text:p>8.530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5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owermost house of settlement layer 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8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owermost house of settlement layer 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9</text:p>
          </table:table-cell>
          <table:table-cell table:style-name="ACE-1" office:value-type="float" office:value="53.619999999999997">
            <text:p>53.620</text:p>
          </table:table-cell>
          <table:table-cell table:style-name="ACE-1" office:value-type="float" office:value="8.3100000000000005">
            <text:p>8.310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0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owermost house on settlement layer 4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1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owermost house on settlement layer 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2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owermost house on settlement layer 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3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owermost house on settlement layer 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4</text:p>
          </table:table-cell>
          <table:table-cell table:style-name="ACE-1" office:value-type="float" office:value="53.689999999999998">
            <text:p>53.690</text:p>
          </table:table-cell>
          <table:table-cell table:style-name="ACE-1" office:value-type="float" office:value="8.5199999999999996">
            <text:p>8.520</text:p>
          </table:table-cell>
          <table:table-cell table:style-name="ACE-0" office:value-type="float" office:value="1548.5">
            <text:p>1548.5</text:p>
          </table:table-cell>
          <table:table-cell table:style-name="ACE-0" office:value-type="float" office:value="26.5">
            <text:p>26.5</text:p>
          </table:table-cell>
          <table:table-cell table:style-name="ACE-0" office:value-type="string">
            <text:p>lowermost house on settlement layer 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9257</text:p>
          </table:table-cell>
          <table:table-cell table:style-name="ACE-1" office:value-type="float" office:value="53.799999999999997">
            <text:p>53.800</text:p>
          </table:table-cell>
          <table:table-cell table:style-name="ACE-1" office:value-type="float" office:value="7.8700000000000001">
            <text:p>7.870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crobicularia in living position in upper tidal fl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nisch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300</text:p>
          </table:table-cell>
          <table:table-cell table:style-name="ACE-1" office:value-type="float" office:value="53.799999999999997">
            <text:p>53.800</text:p>
          </table:table-cell>
          <table:table-cell table:style-name="ACE-1" office:value-type="float" office:value="7.8700000000000001">
            <text:p>7.870</text:p>
          </table:table-cell>
          <table:table-cell table:style-name="ACE-0" office:value-type="float" office:value="1450">
            <text:p>14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crobicularia in living position in upper tidal fl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indowski1969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40</text:p>
          </table:table-cell>
          <table:table-cell table:style-name="ACE-1" office:value-type="float" office:value="53.609999999999999">
            <text:p>53.610</text:p>
          </table:table-cell>
          <table:table-cell table:style-name="ACE-1" office:value-type="float" office:value="8.3300000000000001">
            <text:p>8.330</text:p>
          </table:table-cell>
          <table:table-cell table:style-name="ACE-0" office:value-type="float" office:value="1275">
            <text:p>12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settlement layer 1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41</text:p>
          </table:table-cell>
          <table:table-cell table:style-name="ACE-1" office:value-type="float" office:value="53.670000000000002">
            <text:p>53.670</text:p>
          </table:table-cell>
          <table:table-cell table:style-name="ACE-1" office:value-type="float" office:value="7.9100000000000001">
            <text:p>7.910</text:p>
          </table:table-cell>
          <table:table-cell table:style-name="ACE-0" office:value-type="float" office:value="1325">
            <text:p>132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Base of dwelling mound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chmid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0509</text:p>
          </table:table-cell>
          <table:table-cell table:style-name="ACE-1" office:value-type="float" office:value="53.659999999999997">
            <text:p>53.660</text:p>
          </table:table-cell>
          <table:table-cell table:style-name="ACE-1" office:value-type="float" office:value="7.9299999999999997">
            <text:p>7.930</text:p>
          </table:table-cell>
          <table:table-cell table:style-name="ACE-0" office:value-type="float" office:value="1205">
            <text:p>120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Field as basis of dwelling mou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Ey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2303</text:p>
          </table:table-cell>
          <table:table-cell table:style-name="ACE-1" office:value-type="float" office:value="53.799999999999997">
            <text:p>53.800</text:p>
          </table:table-cell>
          <table:table-cell table:style-name="ACE-1" office:value-type="float" office:value="7.8700000000000001">
            <text:p>7.870</text:p>
          </table:table-cell>
          <table:table-cell table:style-name="ACE-0" office:value-type="float" office:value="545">
            <text:p>54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oots from groden horizon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emerhaven</text:p>
          </table:table-cell>
          <table:table-cell table:style-name="ACE-0" office:value-type="string">
            <text:p>history</text:p>
          </table:table-cell>
          <table:table-cell table:style-name="ACE-0" office:value-type="string">
            <text:p>Vink-46</text:p>
          </table:table-cell>
          <table:table-cell table:style-name="ACE-1" office:value-type="float" office:value="53.479999999999997">
            <text:p>53.480</text:p>
          </table:table-cell>
          <table:table-cell table:style-name="ACE-1" office:value-type="float" office:value="8.0500000000000007">
            <text:p>8.050</text:p>
          </table:table-cell>
          <table:table-cell table:style-name="ACE-0" office:value-type="float" office:value="306">
            <text:p>306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nd surface during dike constructio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chutte1939</text:p>
          </table:table-cell>
          <table:table-cell table:number-columns-repeated="240" table:style-name="ACE-0"/>
        </table:table-row>
        <table:table-row table:style-name="AROW-1" table:number-rows-repeated="22">
          <table:table-cell table:number-columns-repeated="256"/>
        </table:table-row>
        <table:table-row table:style-name="AROW-0" table:number-rows-repeated="6546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7" gnm:end-row="5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7:13:0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